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200%" fo:text-align="start" style:justify-single-word="false"/>
      <style:text-properties fo:font-size="12pt" fo:font-weight="normal" officeooo:rsid="0002d5f9" officeooo:paragraph-rsid="0002d5f9" style:font-size-asian="10.5pt" style:font-weight-asian="normal" style:font-size-complex="12pt" style:font-weight-complex="normal"/>
    </style:style>
    <style:style style:name="P2" style:family="paragraph" style:parent-style-name="Standard" style:list-style-name="L1">
      <style:paragraph-properties fo:line-height="200%" fo:text-align="start" style:justify-single-word="false"/>
      <style:text-properties fo:font-size="12pt" fo:font-weight="normal" officeooo:rsid="0003c016" officeooo:paragraph-rsid="0003c016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line-height="200%" fo:text-align="start" style:justify-single-word="false"/>
      <style:text-properties fo:font-size="12pt" fo:font-weight="normal" officeooo:rsid="0005719b" officeooo:paragraph-rsid="0005719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line-height="200%" fo:text-align="start" style:justify-single-word="false"/>
      <style:text-properties fo:font-size="12pt" fo:font-weight="normal" officeooo:rsid="0005719b" officeooo:paragraph-rsid="0005719b" style:font-size-asian="10.5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line-height="200%" fo:text-align="start" style:justify-single-word="false"/>
      <style:text-properties fo:font-size="12pt" fo:font-weight="bold" officeooo:rsid="000dc496" officeooo:paragraph-rsid="000dc496" style:font-size-asian="10.5pt" style:font-weight-asian="bold" style:font-size-complex="12pt" style:font-weight-complex="bold"/>
    </style:style>
    <style:style style:name="P6" style:family="paragraph" style:parent-style-name="Standard" style:list-style-name="L2">
      <style:paragraph-properties fo:line-height="200%" fo:text-align="start" style:justify-single-word="false"/>
      <style:text-properties fo:font-size="12pt" fo:font-weight="bold" officeooo:rsid="000e0149" officeooo:paragraph-rsid="000e0149" style:font-size-asian="10.5pt" style:font-weight-asian="bold" style:font-size-complex="12pt" style:font-weight-complex="bold"/>
    </style:style>
    <style:style style:name="P7" style:family="paragraph" style:parent-style-name="Standard" style:list-style-name="L2">
      <style:paragraph-properties fo:line-height="200%" fo:text-align="start" style:justify-single-word="false"/>
      <style:text-properties fo:font-size="12pt" fo:font-weight="bold" officeooo:rsid="000fb5f8" officeooo:paragraph-rsid="000fb5f8" style:font-size-asian="10.5pt" style:font-weight-asian="bold" style:font-size-complex="12pt" style:font-weight-complex="bold"/>
    </style:style>
    <style:style style:name="P8" style:family="paragraph" style:parent-style-name="Standard" style:list-style-name="L2">
      <style:paragraph-properties fo:line-height="200%" fo:text-align="start" style:justify-single-word="false"/>
      <style:text-properties fo:font-size="12pt" fo:font-weight="bold" officeooo:rsid="00102b9b" officeooo:paragraph-rsid="00102b9b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line-height="200%" fo:text-align="start" style:justify-single-word="false"/>
      <style:text-properties fo:font-size="12pt" fo:font-weight="bold" officeooo:rsid="00102b9b" officeooo:paragraph-rsid="00102b9b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line-height="200%" fo:text-align="center" style:justify-single-word="false"/>
      <style:text-properties fo:font-size="24pt" fo:font-weight="bold" officeooo:rsid="0002d5f9" officeooo:paragraph-rsid="0002d5f9" style:font-size-asian="21pt" style:font-weight-asian="bold" style:font-size-complex="24pt" style:font-weight-complex="bold"/>
    </style:style>
    <style:style style:name="P11" style:family="paragraph" style:parent-style-name="Standard">
      <style:paragraph-properties fo:line-height="200%" fo:text-align="center" style:justify-single-word="false"/>
      <style:text-properties fo:font-size="14pt" fo:font-weight="bold" officeooo:rsid="000dc496" officeooo:paragraph-rsid="000dc496" style:font-size-asian="12.25pt" style:font-weight-asian="bold" style:font-size-complex="14pt" style:font-weight-complex="bold"/>
    </style:style>
    <style:style style:name="T1" style:family="text">
      <style:text-properties officeooo:rsid="0003f5b9"/>
    </style:style>
    <style:style style:name="T2" style:family="text">
      <style:text-properties officeooo:rsid="00058af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9f24a"/>
    </style:style>
    <style:style style:name="T5" style:family="text">
      <style:text-properties officeooo:rsid="000adbe4"/>
    </style:style>
    <style:style style:name="T6" style:family="text">
      <style:text-properties officeooo:rsid="000c4253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ables</text:p>
      <text:p text:style-name="P11">Case:</text:p>
      <text:list xml:id="list2123081526410118002" text:style-name="L1">
        <text:list-item>
          <text:p text:style-name="P1"><text:span text:style-name="T3">RASPI to MASTER:</text:span> 2x13 pin female to female, see BOM.</text:p>
        </text:list-item>
        <text:list-item>
          <text:p text:style-name="P2"><text:span text:style-name="T3">MASTER to DISPLAY:</text:span> 2x5 pin IDC ribbon cable <text:span text:style-name="T6">for data</text:span>. <text:span text:style-name="T6">2 pin terminal blocks for 12V power at a few amps.</text:span> <text:span text:style-name="T1">Copy off of Titor’s design, add five pins for pushbutton feedback (4) and 3.3v output (1).</text:span></text:p>
        </text:list-item>
        <text:list-item>
          <text:p text:style-name="P3"><text:span text:style-name="T3">MASTER to ENCODER:</text:span> <text:span text:style-name="T4">2x3</text:span> pin <text:span text:style-name="T4">ribbon cable,</text:span> standard AVR programming style 2x3 header<text:span text:style-name="T5">s</text:span>. <text:span text:style-name="T2">D1, D2, D3, +3.3v, GND. One pin unused.</text:span></text:p>
        </text:list-item>
      </text:list>
      <text:p text:style-name="P4"/>
      <text:p text:style-name="P11">External:</text:p>
      <text:list xml:id="list7255444386419362075" text:style-name="L2">
        <text:list-item>
          <text:p text:style-name="P5">12V POWER to CASE:<text:span text:style-name="T7"> Standard barrel jack connector to provide main power to case.</text:span></text:p>
        </text:list-item>
        <text:list-item>
          <text:p text:style-name="P6">12V POWER to AMPLIFIER:<text:span text:style-name="T7"> Splitter off of the 12V power supply will power the external amplifier.</text:span></text:p>
        </text:list-item>
        <text:list-item>
          <text:p text:style-name="P7">RASPI AUDIO to AMPLIFIER:<text:span text:style-name="T7"> A 3.5mm port at the back of the case will connect to the external amplifier.</text:span></text:p>
        </text:list-item>
        <text:list-item>
          <text:p text:style-name="P8">AMPLIFIER to SPEAKERS or TRANSDUCERS:<text:span text:style-name="T7"> The 3.5mm or terminal block output ports on the external amplifier will connect to any desired audio sinks.</text:span></text:p>
        </text:list-item>
      </text:list>
      <text:p text:style-name="P9"><text:span text:style-name="T7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02:55:18.406197638</meta:creation-date>
    <meta:generator>LibreOffice/5.2.2.2.0$Linux_X86_64 LibreOffice_project/20m0$Build-2</meta:generator>
    <dc:date>2016-10-03T00:22:34.961862395</dc:date>
    <meta:editing-duration>PT14M32S</meta:editing-duration>
    <meta:editing-cycles>21</meta:editing-cycles>
    <meta:document-statistic meta:table-count="0" meta:image-count="0" meta:object-count="0" meta:page-count="1" meta:paragraph-count="10" meta:word-count="150" meta:character-count="820" meta:non-whitespace-character-count="687"/>
  </office:meta>
</office:document-meta>
</file>